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pravne_detekovana_klasifikovana_plocha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float" office:value="52.469" calcext:value-type="float">
            <text:p>52.469</text:p>
          </table:table-cell>
          <table:table-cell office:value-type="float" office:value="84.605" calcext:value-type="float">
            <text:p>84.605</text:p>
          </table:table-cell>
          <table:table-cell office:value-type="float" office:value="75.999" calcext:value-type="float">
            <text:p>75.999</text:p>
          </table:table-cell>
          <table:table-cell office:value-type="float" office:value="69.925" calcext:value-type="float">
            <text:p>69.925</text:p>
          </table:table-cell>
          <table:table-cell office:value-type="float" office:value="79.221" calcext:value-type="float">
            <text:p>79.221</text:p>
          </table:table-cell>
        </table:table-row>
        <table:table-row table:style-name="ro1">
          <table:table-cell/>
          <table:table-cell office:value-type="float" office:value="51.427" calcext:value-type="float">
            <text:p>51.427</text:p>
          </table:table-cell>
          <table:table-cell office:value-type="float" office:value="86.219" calcext:value-type="float">
            <text:p>86.219</text:p>
          </table:table-cell>
          <table:table-cell office:value-type="float" office:value="78.173" calcext:value-type="float">
            <text:p>78.173</text:p>
          </table:table-cell>
          <table:table-cell office:value-type="float" office:value="75.198" calcext:value-type="float">
            <text:p>75.198</text:p>
          </table:table-cell>
          <table:table-cell office:value-type="float" office:value="66.234" calcext:value-type="float">
            <text:p>66.234</text:p>
          </table:table-cell>
        </table:table-row>
        <table:table-row table:style-name="ro1">
          <table:table-cell/>
          <table:table-cell office:value-type="float" office:value="49.775" calcext:value-type="float">
            <text:p>49.775</text:p>
          </table:table-cell>
          <table:table-cell office:value-type="float" office:value="90.25" calcext:value-type="float">
            <text:p>90.25</text:p>
          </table:table-cell>
          <table:table-cell office:value-type="float" office:value="81.215" calcext:value-type="float">
            <text:p>81.215</text:p>
          </table:table-cell>
          <table:table-cell office:value-type="float" office:value="75.319" calcext:value-type="float">
            <text:p>75.319</text:p>
          </table:table-cell>
          <table:table-cell office:value-type="float" office:value="76.623" calcext:value-type="float">
            <text:p>76.623</text:p>
          </table:table-cell>
        </table:table-row>
        <table:table-row table:style-name="ro1">
          <table:table-cell/>
          <table:table-cell office:value-type="float" office:value="45.041" calcext:value-type="float">
            <text:p>45.041</text:p>
          </table:table-cell>
          <table:table-cell office:value-type="float" office:value="89.302" calcext:value-type="float">
            <text:p>89.302</text:p>
          </table:table-cell>
          <table:table-cell office:value-type="float" office:value="76.822" calcext:value-type="float">
            <text:p>76.822</text:p>
          </table:table-cell>
          <table:table-cell office:value-type="float" office:value="67.219" calcext:value-type="float">
            <text:p>67.219</text:p>
          </table:table-cell>
          <table:table-cell office:value-type="float" office:value="66.234" calcext:value-type="float">
            <text:p>66.234</text:p>
          </table:table-cell>
        </table:table-row>
        <table:table-row table:style-name="ro1">
          <table:table-cell/>
          <table:table-cell office:value-type="float" office:value="64.397" calcext:value-type="float">
            <text:p>64.397</text:p>
          </table:table-cell>
          <table:table-cell office:value-type="float" office:value="89.891" calcext:value-type="float">
            <text:p>89.891</text:p>
          </table:table-cell>
          <table:table-cell office:value-type="float" office:value="79.165" calcext:value-type="float">
            <text:p>79.165</text:p>
          </table:table-cell>
          <table:table-cell office:value-type="float" office:value="71.577" calcext:value-type="float">
            <text:p>71.577</text:p>
          </table:table-cell>
          <table:table-cell office:value-type="float" office:value="91.558" calcext:value-type="float">
            <text:p>91.558</text:p>
          </table:table-cell>
        </table:table-row>
        <table:table-row table:style-name="ro1">
          <table:table-cell/>
          <table:table-cell office:value-type="float" office:value="65.093" calcext:value-type="float">
            <text:p>65.093</text:p>
          </table:table-cell>
          <table:table-cell office:value-type="float" office:value="88.775" calcext:value-type="float">
            <text:p>88.775</text:p>
          </table:table-cell>
          <table:table-cell office:value-type="float" office:value="76.846" calcext:value-type="float">
            <text:p>76.846</text:p>
          </table:table-cell>
          <table:table-cell office:value-type="float" office:value="64.424" calcext:value-type="float">
            <text:p>64.424</text:p>
          </table:table-cell>
          <table:table-cell office:value-type="float" office:value="88.312" calcext:value-type="float">
            <text:p>88.312</text:p>
          </table:table-cell>
        </table:table-row>
        <table:table-row table:style-name="ro1">
          <table:table-cell/>
          <table:table-cell office:value-type="float" office:value="64.04" calcext:value-type="float">
            <text:p>64.04</text:p>
          </table:table-cell>
          <table:table-cell office:value-type="float" office:value="93.944" calcext:value-type="float">
            <text:p>93.944</text:p>
          </table:table-cell>
          <table:table-cell office:value-type="float" office:value="79.521" calcext:value-type="float">
            <text:p>79.521</text:p>
          </table:table-cell>
          <table:table-cell office:value-type="float" office:value="64.191" calcext:value-type="float">
            <text:p>64.191</text:p>
          </table:table-cell>
          <table:table-cell office:value-type="float" office:value="88.312" calcext:value-type="float">
            <text:p>88.312</text:p>
          </table:table-cell>
        </table:table-row>
        <table:table-row table:style-name="ro1">
          <table:table-cell/>
          <table:table-cell office:value-type="float" office:value="64.837" calcext:value-type="float">
            <text:p>64.837</text:p>
          </table:table-cell>
          <table:table-cell office:value-type="float" office:value="90.629" calcext:value-type="float">
            <text:p>90.629</text:p>
          </table:table-cell>
          <table:table-cell office:value-type="float" office:value="77.669" calcext:value-type="float">
            <text:p>77.669</text:p>
          </table:table-cell>
          <table:table-cell office:value-type="float" office:value="68.7" calcext:value-type="float">
            <text:p>68.7</text:p>
          </table:table-cell>
          <table:table-cell office:value-type="float" office:value="87.013" calcext:value-type="float">
            <text:p>87.013</text:p>
          </table:table-cell>
        </table:table-row>
        <table:table-row table:style-name="ro1">
          <table:table-cell/>
          <table:table-cell office:value-type="float" office:value="64.403" calcext:value-type="float">
            <text:p>64.403</text:p>
          </table:table-cell>
          <table:table-cell office:value-type="float" office:value="90.613" calcext:value-type="float">
            <text:p>90.613</text:p>
          </table:table-cell>
          <table:table-cell office:value-type="float" office:value="73.94" calcext:value-type="float">
            <text:p>73.94</text:p>
          </table:table-cell>
          <table:table-cell office:value-type="float" office:value="65.881" calcext:value-type="float">
            <text:p>65.881</text:p>
          </table:table-cell>
          <table:table-cell office:value-type="float" office:value="86.364" calcext:value-type="float">
            <text:p>86.364</text:p>
          </table:table-cell>
        </table:table-row>
        <table:table-row table:style-name="ro1">
          <table:table-cell/>
          <table:table-cell office:value-type="float" office:value="64.78" calcext:value-type="float">
            <text:p>64.78</text:p>
          </table:table-cell>
          <table:table-cell office:value-type="float" office:value="93.433" calcext:value-type="float">
            <text:p>93.433</text:p>
          </table:table-cell>
          <table:table-cell office:value-type="float" office:value="73.812" calcext:value-type="float">
            <text:p>73.812</text:p>
          </table:table-cell>
          <table:table-cell office:value-type="float" office:value="73.62" calcext:value-type="float">
            <text:p>73.62</text:p>
          </table:table-cell>
          <table:table-cell office:value-type="float" office:value="81.818" calcext:value-type="float">
            <text:p>81.818</text:p>
          </table:table-cell>
        </table:table-row>
        <table:table-row table:style-name="ro1">
          <table:table-cell/>
          <table:table-cell office:value-type="float" office:value="59.255" calcext:value-type="float">
            <text:p>59.255</text:p>
          </table:table-cell>
          <table:table-cell office:value-type="float" office:value="95.736" calcext:value-type="float">
            <text:p>95.736</text:p>
          </table:table-cell>
          <table:table-cell office:value-type="float" office:value="78.59" calcext:value-type="float">
            <text:p>78.59</text:p>
          </table:table-cell>
          <table:table-cell office:value-type="float" office:value="78.231" calcext:value-type="float">
            <text:p>78.231</text:p>
          </table:table-cell>
          <table:table-cell office:value-type="float" office:value="71.429" calcext:value-type="float">
            <text:p>71.429</text:p>
          </table:table-cell>
        </table:table-row>
        <table:table-row table:style-name="ro1">
          <table:table-cell/>
          <table:table-cell office:value-type="float" office:value="60.261" calcext:value-type="float">
            <text:p>60.261</text:p>
          </table:table-cell>
          <table:table-cell office:value-type="float" office:value="94.763" calcext:value-type="float">
            <text:p>94.763</text:p>
          </table:table-cell>
          <table:table-cell office:value-type="float" office:value="78.068" calcext:value-type="float">
            <text:p>78.068</text:p>
          </table:table-cell>
          <table:table-cell office:value-type="float" office:value="80.028" calcext:value-type="float">
            <text:p>80.028</text:p>
          </table:table-cell>
          <table:table-cell office:value-type="float" office:value="72.727" calcext:value-type="float">
            <text:p>72.727</text:p>
          </table:table-cell>
        </table:table-row>
        <table:table-row table:style-name="ro1">
          <table:table-cell/>
          <table:table-cell office:value-type="float" office:value="54.9" calcext:value-type="float">
            <text:p>54.9</text:p>
          </table:table-cell>
          <table:table-cell office:value-type="float" office:value="94.125" calcext:value-type="float">
            <text:p>94.125</text:p>
          </table:table-cell>
          <table:table-cell office:value-type="float" office:value="77.428" calcext:value-type="float">
            <text:p>77.428</text:p>
          </table:table-cell>
          <table:table-cell office:value-type="float" office:value="80.021" calcext:value-type="float">
            <text:p>80.021</text:p>
          </table:table-cell>
          <table:table-cell office:value-type="float" office:value="72.727" calcext:value-type="float">
            <text:p>72.727</text:p>
          </table:table-cell>
        </table:table-row>
        <table:table-row table:style-name="ro1">
          <table:table-cell/>
          <table:table-cell office:value-type="float" office:value="61.297" calcext:value-type="float">
            <text:p>61.297</text:p>
          </table:table-cell>
          <table:table-cell office:value-type="float" office:value="94.606" calcext:value-type="float">
            <text:p>94.606</text:p>
          </table:table-cell>
          <table:table-cell office:value-type="float" office:value="77.315" calcext:value-type="float">
            <text:p>77.315</text:p>
          </table:table-cell>
          <table:table-cell office:value-type="float" office:value="80.922" calcext:value-type="float">
            <text:p>80.922</text:p>
          </table:table-cell>
          <table:table-cell office:value-type="float" office:value="79.87" calcext:value-type="float">
            <text:p>79.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AVERAGE([.B3:.B16])" office:value-type="float" office:value="58.7125" calcext:value-type="float">
            <text:p>58.713</text:p>
          </table:table-cell>
          <table:table-cell table:style-name="ce1" table:formula="of:=AVERAGE([.C3:.C16])" office:value-type="float" office:value="91.2065" calcext:value-type="float">
            <text:p>91.207</text:p>
          </table:table-cell>
          <table:table-cell table:style-name="ce1" table:formula="of:=AVERAGE([.D3:.D16])" office:value-type="float" office:value="77.4687857142857" calcext:value-type="float">
            <text:p>77.469</text:p>
          </table:table-cell>
          <table:table-cell table:style-name="ce1" table:formula="of:=AVERAGE([.E3:.E16])" office:value-type="float" office:value="72.5182857142857" calcext:value-type="float">
            <text:p>72.518</text:p>
          </table:table-cell>
          <table:table-cell table:style-name="ce1" table:formula="of:=AVERAGE([.F3:.F16])" office:value-type="float" office:value="79.1744285714286" calcext:value-type="float">
            <text:p>79.174</text:p>
          </table:table-cell>
        </table:table-row>
      </table:table>
      <table:table table:name="skore_detekce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float" office:value="49.998" calcext:value-type="float">
            <text:p>49.998</text:p>
          </table:table-cell>
          <table:table-cell office:value-type="float" office:value="84.249" calcext:value-type="float">
            <text:p>84.249</text:p>
          </table:table-cell>
          <table:table-cell office:value-type="float" office:value="74.176" calcext:value-type="float">
            <text:p>74.176</text:p>
          </table:table-cell>
          <table:table-cell office:value-type="float" office:value="68.924" calcext:value-type="float">
            <text:p>68.924</text:p>
          </table:table-cell>
        </table:table-row>
        <table:table-row table:style-name="ro1">
          <table:table-cell/>
          <table:table-cell office:value-type="float" office:value="54.011" calcext:value-type="float">
            <text:p>54.011</text:p>
          </table:table-cell>
          <table:table-cell office:value-type="float" office:value="86.281" calcext:value-type="float">
            <text:p>86.281</text:p>
          </table:table-cell>
          <table:table-cell office:value-type="float" office:value="77.048" calcext:value-type="float">
            <text:p>77.048</text:p>
          </table:table-cell>
          <table:table-cell office:value-type="float" office:value="73.426" calcext:value-type="float">
            <text:p>73.426</text:p>
          </table:table-cell>
        </table:table-row>
        <table:table-row table:style-name="ro1">
          <table:table-cell/>
          <table:table-cell office:value-type="float" office:value="42.031" calcext:value-type="float">
            <text:p>42.031</text:p>
          </table:table-cell>
          <table:table-cell office:value-type="float" office:value="87.176" calcext:value-type="float">
            <text:p>87.176</text:p>
          </table:table-cell>
          <table:table-cell office:value-type="float" office:value="60.819" calcext:value-type="float">
            <text:p>60.819</text:p>
          </table:table-cell>
          <table:table-cell office:value-type="float" office:value="55.139" calcext:value-type="float">
            <text:p>55.139</text:p>
          </table:table-cell>
        </table:table-row>
        <table:table-row table:style-name="ro1">
          <table:table-cell/>
          <table:table-cell office:value-type="float" office:value="35.278" calcext:value-type="float">
            <text:p>35.278</text:p>
          </table:table-cell>
          <table:table-cell office:value-type="float" office:value="84.797" calcext:value-type="float">
            <text:p>84.797</text:p>
          </table:table-cell>
          <table:table-cell office:value-type="float" office:value="50.631" calcext:value-type="float">
            <text:p>50.631</text:p>
          </table:table-cell>
          <table:table-cell office:value-type="float" office:value="39.491" calcext:value-type="float">
            <text:p>39.491</text:p>
          </table:table-cell>
        </table:table-row>
        <table:table-row table:style-name="ro1">
          <table:table-cell/>
          <table:table-cell office:value-type="float" office:value="90.053" calcext:value-type="float">
            <text:p>90.053</text:p>
          </table:table-cell>
          <table:table-cell office:value-type="float" office:value="93.443" calcext:value-type="float">
            <text:p>93.443</text:p>
          </table:table-cell>
          <table:table-cell office:value-type="float" office:value="89.496" calcext:value-type="float">
            <text:p>89.496</text:p>
          </table:table-cell>
          <table:table-cell office:value-type="float" office:value="85.608" calcext:value-type="float">
            <text:p>85.608</text:p>
          </table:table-cell>
        </table:table-row>
        <table:table-row table:style-name="ro1">
          <table:table-cell/>
          <table:table-cell office:value-type="float" office:value="92.372" calcext:value-type="float">
            <text:p>92.372</text:p>
          </table:table-cell>
          <table:table-cell office:value-type="float" office:value="95.09" calcext:value-type="float">
            <text:p>95.09</text:p>
          </table:table-cell>
          <table:table-cell office:value-type="float" office:value="86.388" calcext:value-type="float">
            <text:p>86.388</text:p>
          </table:table-cell>
          <table:table-cell office:value-type="float" office:value="85.361" calcext:value-type="float">
            <text:p>85.361</text:p>
          </table:table-cell>
        </table:table-row>
        <table:table-row table:style-name="ro1">
          <table:table-cell/>
          <table:table-cell office:value-type="float" office:value="90.439" calcext:value-type="float">
            <text:p>90.439</text:p>
          </table:table-cell>
          <table:table-cell office:value-type="float" office:value="98.551" calcext:value-type="float">
            <text:p>98.551</text:p>
          </table:table-cell>
          <table:table-cell office:value-type="float" office:value="89.96" calcext:value-type="float">
            <text:p>89.96</text:p>
          </table:table-cell>
          <table:table-cell office:value-type="float" office:value="85.062" calcext:value-type="float">
            <text:p>85.062</text:p>
          </table:table-cell>
        </table:table-row>
        <table:table-row table:style-name="ro1">
          <table:table-cell/>
          <table:table-cell office:value-type="float" office:value="91.783" calcext:value-type="float">
            <text:p>91.783</text:p>
          </table:table-cell>
          <table:table-cell office:value-type="float" office:value="96.409" calcext:value-type="float">
            <text:p>96.409</text:p>
          </table:table-cell>
          <table:table-cell office:value-type="float" office:value="90.456" calcext:value-type="float">
            <text:p>90.456</text:p>
          </table:table-cell>
          <table:table-cell office:value-type="float" office:value="88.448" calcext:value-type="float">
            <text:p>88.448</text:p>
          </table:table-cell>
        </table:table-row>
        <table:table-row table:style-name="ro1">
          <table:table-cell/>
          <table:table-cell office:value-type="float" office:value="93.091" calcext:value-type="float">
            <text:p>93.091</text:p>
          </table:table-cell>
          <table:table-cell office:value-type="float" office:value="95.53" calcext:value-type="float">
            <text:p>95.53</text:p>
          </table:table-cell>
          <table:table-cell office:value-type="float" office:value="89.294" calcext:value-type="float">
            <text:p>89.294</text:p>
          </table:table-cell>
          <table:table-cell office:value-type="float" office:value="89.941" calcext:value-type="float">
            <text:p>89.941</text:p>
          </table:table-cell>
        </table:table-row>
        <table:table-row table:style-name="ro1">
          <table:table-cell/>
          <table:table-cell office:value-type="float" office:value="92.91" calcext:value-type="float">
            <text:p>92.91</text:p>
          </table:table-cell>
          <table:table-cell office:value-type="float" office:value="99.97" calcext:value-type="float">
            <text:p>99.97</text:p>
          </table:table-cell>
          <table:table-cell office:value-type="float" office:value="91.855" calcext:value-type="float">
            <text:p>91.855</text:p>
          </table:table-cell>
          <table:table-cell office:value-type="float" office:value="90.273" calcext:value-type="float">
            <text:p>90.273</text:p>
          </table:table-cell>
        </table:table-row>
        <table:table-row table:style-name="ro1">
          <table:table-cell/>
          <table:table-cell office:value-type="float" office:value="50.689" calcext:value-type="float">
            <text:p>50.689</text:p>
          </table:table-cell>
          <table:table-cell office:value-type="float" office:value="98.132" calcext:value-type="float">
            <text:p>98.132</text:p>
          </table:table-cell>
          <table:table-cell office:value-type="float" office:value="74.282" calcext:value-type="float">
            <text:p>74.282</text:p>
          </table:table-cell>
          <table:table-cell office:value-type="float" office:value="73.642" calcext:value-type="float">
            <text:p>73.642</text:p>
          </table:table-cell>
        </table:table-row>
        <table:table-row table:style-name="ro1">
          <table:table-cell/>
          <table:table-cell office:value-type="float" office:value="56.816" calcext:value-type="float">
            <text:p>56.816</text:p>
          </table:table-cell>
          <table:table-cell office:value-type="float" office:value="97.954" calcext:value-type="float">
            <text:p>97.954</text:p>
          </table:table-cell>
          <table:table-cell office:value-type="float" office:value="79.567" calcext:value-type="float">
            <text:p>79.567</text:p>
          </table:table-cell>
          <table:table-cell office:value-type="float" office:value="79.118" calcext:value-type="float">
            <text:p>79.118</text:p>
          </table:table-cell>
        </table:table-row>
        <table:table-row table:style-name="ro1">
          <table:table-cell/>
          <table:table-cell office:value-type="float" office:value="43.945" calcext:value-type="float">
            <text:p>43.945</text:p>
          </table:table-cell>
          <table:table-cell office:value-type="float" office:value="97.446" calcext:value-type="float">
            <text:p>97.446</text:p>
          </table:table-cell>
          <table:table-cell office:value-type="float" office:value="53.724" calcext:value-type="float">
            <text:p>53.724</text:p>
          </table:table-cell>
          <table:table-cell office:value-type="float" office:value="58.394" calcext:value-type="float">
            <text:p>58.394</text:p>
          </table:table-cell>
        </table:table-row>
        <table:table-row table:style-name="ro1">
          <table:table-cell/>
          <table:table-cell office:value-type="float" office:value="54.139" calcext:value-type="float">
            <text:p>54.139</text:p>
          </table:table-cell>
          <table:table-cell office:value-type="float" office:value="99.588" calcext:value-type="float">
            <text:p>99.588</text:p>
          </table:table-cell>
          <table:table-cell office:value-type="float" office:value="69.808" calcext:value-type="float">
            <text:p>69.808</text:p>
          </table:table-cell>
          <table:table-cell office:value-type="float" office:value="76.371" calcext:value-type="float">
            <text:p>76.371</text:p>
          </table:table-cell>
        </table:table-row>
        <table:table-row table:style-name="ro1">
          <table:table-cell/>
          <table:table-cell office:value-type="float" office:value="55.896" calcext:value-type="float">
            <text:p>55.896</text:p>
          </table:table-cell>
          <table:table-cell office:value-type="float" office:value="88.138" calcext:value-type="float">
            <text:p>88.138</text:p>
          </table:table-cell>
          <table:table-cell office:value-type="float" office:value="59.707" calcext:value-type="float">
            <text:p>59.707</text:p>
          </table:table-cell>
          <table:table-cell office:value-type="float" office:value="65.637" calcext:value-type="float">
            <text:p>65.637</text:p>
          </table:table-cell>
        </table:table-row>
        <table:table-row table:style-name="ro1">
          <table:table-cell/>
          <table:table-cell office:value-type="float" office:value="57.064" calcext:value-type="float">
            <text:p>57.064</text:p>
          </table:table-cell>
          <table:table-cell office:value-type="float" office:value="87.257" calcext:value-type="float">
            <text:p>87.257</text:p>
          </table:table-cell>
          <table:table-cell office:value-type="float" office:value="53.777" calcext:value-type="float">
            <text:p>53.777</text:p>
          </table:table-cell>
          <table:table-cell office:value-type="float" office:value="64.404" calcext:value-type="float">
            <text:p>64.404</text:p>
          </table:table-cell>
        </table:table-row>
        <table:table-row table:style-name="ro1">
          <table:table-cell/>
          <table:table-cell office:value-type="float" office:value="66.8" calcext:value-type="float">
            <text:p>66.8</text:p>
          </table:table-cell>
          <table:table-cell office:value-type="float" office:value="88.77" calcext:value-type="float">
            <text:p>88.77</text:p>
          </table:table-cell>
          <table:table-cell office:value-type="float" office:value="64.08" calcext:value-type="float">
            <text:p>64.08</text:p>
          </table:table-cell>
          <table:table-cell office:value-type="float" office:value="74.604" calcext:value-type="float">
            <text:p>74.604</text:p>
          </table:table-cell>
        </table:table-row>
        <table:table-row table:style-name="ro1">
          <table:table-cell/>
          <table:table-cell office:value-type="float" office:value="62.642" calcext:value-type="float">
            <text:p>62.642</text:p>
          </table:table-cell>
          <table:table-cell office:value-type="float" office:value="85.385" calcext:value-type="float">
            <text:p>85.385</text:p>
          </table:table-cell>
          <table:table-cell office:value-type="float" office:value="66.556" calcext:value-type="float">
            <text:p>66.556</text:p>
          </table:table-cell>
          <table:table-cell office:value-type="float" office:value="74.396" calcext:value-type="float">
            <text:p>74.3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table:formula="of:=AVERAGE([.B3:.B20])" office:value-type="float" office:value="65.5531666666667" calcext:value-type="float">
            <text:p>65.553</text:p>
          </table:table-cell>
          <table:table-cell table:style-name="ce1" table:formula="of:=AVERAGE([.C3:.C20])" office:value-type="float" office:value="92.4536666666667" calcext:value-type="float">
            <text:p>92.454</text:p>
          </table:table-cell>
          <table:table-cell table:style-name="ce1" table:formula="of:=AVERAGE([.D3:.D20])" office:value-type="float" office:value="73.4235555555556" calcext:value-type="float">
            <text:p>73.424</text:p>
          </table:table-cell>
          <table:table-cell table:style-name="ce1" table:formula="of:=AVERAGE([.E3:.E20])" office:value-type="float" office:value="73.7910555555556" calcext:value-type="float">
            <text:p>73.791</text:p>
          </table:table-cell>
        </table:table-row>
      </table:table>
      <table:table table:name="detekovana_plocha_navic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float" office:value="24.093" calcext:value-type="float">
            <text:p>24.093</text:p>
          </table:table-cell>
          <table:table-cell office:value-type="float" office:value="8.105" calcext:value-type="float">
            <text:p>8.105</text:p>
          </table:table-cell>
          <table:table-cell office:value-type="float" office:value="19.216" calcext:value-type="float">
            <text:p>19.216</text:p>
          </table:table-cell>
          <table:table-cell office:value-type="float" office:value="16.673" calcext:value-type="float">
            <text:p>16.673</text:p>
          </table:table-cell>
        </table:table-row>
        <table:table-row table:style-name="ro1">
          <table:table-cell/>
          <table:table-cell office:value-type="float" office:value="27.002" calcext:value-type="float">
            <text:p>27.002</text:p>
          </table:table-cell>
          <table:table-cell office:value-type="float" office:value="8.954" calcext:value-type="float">
            <text:p>8.954</text:p>
          </table:table-cell>
          <table:table-cell office:value-type="float" office:value="14.698" calcext:value-type="float">
            <text:p>14.698</text:p>
          </table:table-cell>
          <table:table-cell office:value-type="float" office:value="20.489" calcext:value-type="float">
            <text:p>20.489</text:p>
          </table:table-cell>
        </table:table-row>
        <table:table-row table:style-name="ro1">
          <table:table-cell/>
          <table:table-cell office:value-type="float" office:value="29.352" calcext:value-type="float">
            <text:p>29.352</text:p>
          </table:table-cell>
          <table:table-cell office:value-type="float" office:value="13.952" calcext:value-type="float">
            <text:p>13.952</text:p>
          </table:table-cell>
          <table:table-cell office:value-type="float" office:value="23.542" calcext:value-type="float">
            <text:p>23.542</text:p>
          </table:table-cell>
          <table:table-cell office:value-type="float" office:value="23.835" calcext:value-type="float">
            <text:p>23.835</text:p>
          </table:table-cell>
        </table:table-row>
        <table:table-row table:style-name="ro1">
          <table:table-cell/>
          <table:table-cell office:value-type="float" office:value="31.655" calcext:value-type="float">
            <text:p>31.655</text:p>
          </table:table-cell>
          <table:table-cell office:value-type="float" office:value="12.771" calcext:value-type="float">
            <text:p>12.771</text:p>
          </table:table-cell>
          <table:table-cell office:value-type="float" office:value="23.526" calcext:value-type="float">
            <text:p>23.526</text:p>
          </table:table-cell>
          <table:table-cell office:value-type="float" office:value="29.449" calcext:value-type="float">
            <text:p>29.449</text:p>
          </table:table-cell>
        </table:table-row>
        <table:table-row table:style-name="ro1">
          <table:table-cell/>
          <table:table-cell office:value-type="float" office:value="26.643" calcext:value-type="float">
            <text:p>26.643</text:p>
          </table:table-cell>
          <table:table-cell office:value-type="float" office:value="10.454" calcext:value-type="float">
            <text:p>10.454</text:p>
          </table:table-cell>
          <table:table-cell office:value-type="float" office:value="18.155" calcext:value-type="float">
            <text:p>18.155</text:p>
          </table:table-cell>
          <table:table-cell office:value-type="float" office:value="23.176" calcext:value-type="float">
            <text:p>23.176</text:p>
          </table:table-cell>
        </table:table-row>
        <table:table-row table:style-name="ro1">
          <table:table-cell/>
          <table:table-cell office:value-type="float" office:value="26.944" calcext:value-type="float">
            <text:p>26.944</text:p>
          </table:table-cell>
          <table:table-cell office:value-type="float" office:value="11.177" calcext:value-type="float">
            <text:p>11.177</text:p>
          </table:table-cell>
          <table:table-cell office:value-type="float" office:value="21.172" calcext:value-type="float">
            <text:p>21.172</text:p>
          </table:table-cell>
          <table:table-cell office:value-type="float" office:value="21.479" calcext:value-type="float">
            <text:p>21.479</text:p>
          </table:table-cell>
        </table:table-row>
        <table:table-row table:style-name="ro1">
          <table:table-cell/>
          <table:table-cell office:value-type="float" office:value="25.215" calcext:value-type="float">
            <text:p>25.215</text:p>
          </table:table-cell>
          <table:table-cell office:value-type="float" office:value="11.021" calcext:value-type="float">
            <text:p>11.021</text:p>
          </table:table-cell>
          <table:table-cell office:value-type="float" office:value="20.835" calcext:value-type="float">
            <text:p>20.835</text:p>
          </table:table-cell>
          <table:table-cell office:value-type="float" office:value="21.702" calcext:value-type="float">
            <text:p>21.702</text:p>
          </table:table-cell>
        </table:table-row>
        <table:table-row table:style-name="ro1">
          <table:table-cell/>
          <table:table-cell office:value-type="float" office:value="24.457" calcext:value-type="float">
            <text:p>24.457</text:p>
          </table:table-cell>
          <table:table-cell office:value-type="float" office:value="6.145" calcext:value-type="float">
            <text:p>6.145</text:p>
          </table:table-cell>
          <table:table-cell office:value-type="float" office:value="22.2" calcext:value-type="float">
            <text:p>22.2</text:p>
          </table:table-cell>
          <table:table-cell office:value-type="float" office:value="19.432" calcext:value-type="float">
            <text:p>19.432</text:p>
          </table:table-cell>
        </table:table-row>
        <table:table-row table:style-name="ro1">
          <table:table-cell/>
          <table:table-cell office:value-type="float" office:value="24.351" calcext:value-type="float">
            <text:p>24.351</text:p>
          </table:table-cell>
          <table:table-cell office:value-type="float" office:value="9.836" calcext:value-type="float">
            <text:p>9.836</text:p>
          </table:table-cell>
          <table:table-cell office:value-type="float" office:value="24.307" calcext:value-type="float">
            <text:p>24.307</text:p>
          </table:table-cell>
          <table:table-cell office:value-type="float" office:value="18.452" calcext:value-type="float">
            <text:p>18.452</text:p>
          </table:table-cell>
        </table:table-row>
        <table:table-row table:style-name="ro1">
          <table:table-cell/>
          <table:table-cell office:value-type="float" office:value="23.69" calcext:value-type="float">
            <text:p>23.69</text:p>
          </table:table-cell>
          <table:table-cell office:value-type="float" office:value="7.433" calcext:value-type="float">
            <text:p>7.433</text:p>
          </table:table-cell>
          <table:table-cell office:value-type="float" office:value="17.869" calcext:value-type="float">
            <text:p>17.869</text:p>
          </table:table-cell>
          <table:table-cell office:value-type="float" office:value="17.083" calcext:value-type="float">
            <text:p>17.083</text:p>
          </table:table-cell>
        </table:table-row>
        <table:table-row table:style-name="ro1">
          <table:table-cell/>
          <table:table-cell office:value-type="float" office:value="27.376" calcext:value-type="float">
            <text:p>27.376</text:p>
          </table:table-cell>
          <table:table-cell office:value-type="float" office:value="11.107" calcext:value-type="float">
            <text:p>11.107</text:p>
          </table:table-cell>
          <table:table-cell office:value-type="float" office:value="16.117" calcext:value-type="float">
            <text:p>16.117</text:p>
          </table:table-cell>
          <table:table-cell office:value-type="float" office:value="18.092" calcext:value-type="float">
            <text:p>18.092</text:p>
          </table:table-cell>
        </table:table-row>
        <table:table-row table:style-name="ro1">
          <table:table-cell/>
          <table:table-cell office:value-type="float" office:value="26.876" calcext:value-type="float">
            <text:p>26.876</text:p>
          </table:table-cell>
          <table:table-cell office:value-type="float" office:value="8.422" calcext:value-type="float">
            <text:p>8.422</text:p>
          </table:table-cell>
          <table:table-cell office:value-type="float" office:value="15.614" calcext:value-type="float">
            <text:p>15.614</text:p>
          </table:table-cell>
          <table:table-cell office:value-type="float" office:value="19.277" calcext:value-type="float">
            <text:p>19.277</text:p>
          </table:table-cell>
        </table:table-row>
        <table:table-row table:style-name="ro1">
          <table:table-cell/>
          <table:table-cell office:value-type="float" office:value="27.219" calcext:value-type="float">
            <text:p>27.219</text:p>
          </table:table-cell>
          <table:table-cell office:value-type="float" office:value="5.764" calcext:value-type="float">
            <text:p>5.764</text:p>
          </table:table-cell>
          <table:table-cell office:value-type="float" office:value="18.451" calcext:value-type="float">
            <text:p>18.451</text:p>
          </table:table-cell>
          <table:table-cell office:value-type="float" office:value="20.957" calcext:value-type="float">
            <text:p>20.957</text:p>
          </table:table-cell>
        </table:table-row>
        <table:table-row table:style-name="ro1">
          <table:table-cell/>
          <table:table-cell office:value-type="float" office:value="25.425" calcext:value-type="float">
            <text:p>25.425</text:p>
          </table:table-cell>
          <table:table-cell office:value-type="float" office:value="6.625" calcext:value-type="float">
            <text:p>6.625</text:p>
          </table:table-cell>
          <table:table-cell office:value-type="float" office:value="15.536" calcext:value-type="float">
            <text:p>15.536</text:p>
          </table:table-cell>
          <table:table-cell office:value-type="float" office:value="18.629" calcext:value-type="float">
            <text:p>18.629</text:p>
          </table:table-cell>
        </table:table-row>
        <table:table-row table:style-name="ro1">
          <table:table-cell/>
          <table:table-cell office:value-type="float" office:value="23.647" calcext:value-type="float">
            <text:p>23.647</text:p>
          </table:table-cell>
          <table:table-cell office:value-type="float" office:value="8.363" calcext:value-type="float">
            <text:p>8.363</text:p>
          </table:table-cell>
          <table:table-cell office:value-type="float" office:value="12.897" calcext:value-type="float">
            <text:p>12.897</text:p>
          </table:table-cell>
          <table:table-cell office:value-type="float" office:value="16.064" calcext:value-type="float">
            <text:p>16.064</text:p>
          </table:table-cell>
        </table:table-row>
        <table:table-row table:style-name="ro1">
          <table:table-cell/>
          <table:table-cell office:value-type="float" office:value="25.923" calcext:value-type="float">
            <text:p>25.923</text:p>
          </table:table-cell>
          <table:table-cell office:value-type="float" office:value="5.242" calcext:value-type="float">
            <text:p>5.242</text:p>
          </table:table-cell>
          <table:table-cell office:value-type="float" office:value="13.812" calcext:value-type="float">
            <text:p>13.812</text:p>
          </table:table-cell>
          <table:table-cell office:value-type="float" office:value="15.023" calcext:value-type="float">
            <text:p>15.023</text:p>
          </table:table-cell>
        </table:table-row>
        <table:table-row table:style-name="ro1">
          <table:table-cell/>
          <table:table-cell office:value-type="float" office:value="20.895" calcext:value-type="float">
            <text:p>20.895</text:p>
          </table:table-cell>
          <table:table-cell office:value-type="float" office:value="6.029" calcext:value-type="float">
            <text:p>6.029</text:p>
          </table:table-cell>
          <table:table-cell office:value-type="float" office:value="12.899" calcext:value-type="float">
            <text:p>12.899</text:p>
          </table:table-cell>
          <table:table-cell office:value-type="float" office:value="13.552" calcext:value-type="float">
            <text:p>13.552</text:p>
          </table:table-cell>
        </table:table-row>
        <table:table-row table:style-name="ro1">
          <table:table-cell/>
          <table:table-cell office:value-type="float" office:value="22.628" calcext:value-type="float">
            <text:p>22.628</text:p>
          </table:table-cell>
          <table:table-cell office:value-type="float" office:value="5.742" calcext:value-type="float">
            <text:p>5.742</text:p>
          </table:table-cell>
          <table:table-cell office:value-type="float" office:value="10.052" calcext:value-type="float">
            <text:p>10.052</text:p>
          </table:table-cell>
          <table:table-cell office:value-type="float" office:value="13.922" calcext:value-type="float">
            <text:p>13.9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table:formula="of:=AVERAGE([.B3:.B20])" office:value-type="float" office:value="25.7439444444444" calcext:value-type="float">
            <text:p>25.744</text:p>
          </table:table-cell>
          <table:table-cell table:style-name="ce1" table:formula="of:=AVERAGE([.C3:.C20])" office:value-type="float" office:value="8.73011111111111" calcext:value-type="float">
            <text:p>8.730</text:p>
          </table:table-cell>
          <table:table-cell table:style-name="ce1" table:formula="of:=AVERAGE([.D3:.D20])" office:value-type="float" office:value="17.8276666666667" calcext:value-type="float">
            <text:p>17.828</text:p>
          </table:table-cell>
          <table:table-cell table:style-name="ce1" table:formula="of:=AVERAGE([.E3:.E20])" office:value-type="float" office:value="19.2936666666667" calcext:value-type="float">
            <text:p>19.294</text:p>
          </table:table-cell>
        </table:table-row>
      </table:table>
      <table:table table:name="iou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MODE([.B3:.B20])" office:value-type="float" office:value="0.7" calcext:value-type="float">
            <text:p>0.7</text:p>
          </table:table-cell>
          <table:table-cell table:formula="of:=MODE([.C3:.C20])" office:value-type="float" office:value="0.9" calcext:value-type="float">
            <text:p>0.9</text:p>
          </table:table-cell>
          <table:table-cell table:formula="of:=MODE([.D3:.D20])" office:value-type="float" office:value="0.6" calcext:value-type="float">
            <text:p>0.6</text:p>
          </table:table-cell>
          <table:table-cell table:formula="of:=MODE([.E3:.E20])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8:05:50.139470406</meta:creation-date>
    <meta:generator>LibreOffice/6.4.7.2$Linux_X86_64 LibreOffice_project/40$Build-2</meta:generator>
    <dc:date>2022-04-06T16:03:39.849925393</dc:date>
    <meta:editing-duration>PT20H58M21S</meta:editing-duration>
    <meta:editing-cycles>3</meta:editing-cycles>
    <meta:document-statistic meta:table-count="4" meta:cell-count="320" meta:object-count="0"/>
  </office:meta>
</office:document-meta>
</file>